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 style:list-style-name="L11"/>
    <style:style style:name="P13" style:family="paragraph" style:parent-style-name="Standard" style:list-style-name="L12"/>
    <style:style style:name="P14" style:family="paragraph" style:parent-style-name="Standard" style:list-style-name="L13"/>
    <style:style style:name="P15" style:family="paragraph" style:parent-style-name="Standard" style:list-style-name="L14"/>
    <style:style style:name="T1" style:family="text">
      <style:text-properties style:font-name="Courier New" fo:font-size="10pt" fo:font-style="normal" style:text-underline-style="none" fo:font-weight="normal" style:font-name-asian="NSimSun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2" style:family="text">
      <style:text-properties style:font-name="Courier New" fo:font-size="10pt" fo:font-style="normal" style:text-underline-style="none" fo:font-weight="bold" style:font-name-asian="NSimSun" style:font-size-asian="10pt" style:language-asian="zxx" style:country-asian="none" style:font-style-asian="normal" style:font-weight-asian="bold" style:font-name-complex="Courier New" style:font-size-complex="10pt" style:language-complex="zxx" style:country-complex="none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ve</text:p>
      <text:p text:style-name="Standard"/>
      <text:list xml:id="list771791211" text:style-name="L1">
        <text:list-item>
          <text:p text:style-name="P2"><text:span text:style-name="Example"><text:span text:style-name="T1">Install Hive and MetaStore</text:span></text:span></text:p>
        </text:list-item>
      </text:list>
      <text:list xml:id="list586330295" text:style-name="L2">
        <text:list-item>
          <text:p text:style-name="P3"><text:span text:style-name="Example"><text:span text:style-name="T1">$ sudo yum install -y hive hive-metastore</text:span></text:span></text:p>
          <text:p text:style-name="P3"><text:span text:style-name="Example"><text:span text:style-name="T1"/></text:span></text:p>
        </text:list-item>
      </text:list>
      <text:list xml:id="list77182521" text:continue-list="list771791211" text:style-name="L1">
        <text:list-item>
          <text:p text:style-name="P2"><text:span text:style-name="Example"><text:span text:style-name="T1">Add driver Mysql to Hive path</text:span></text:span></text:p>
        </text:list-item>
      </text:list>
      <text:list xml:id="list98649248" text:style-name="L3">
        <text:list-item>
          <text:p text:style-name="P4"><text:span text:style-name="Example"><text:span text:style-name="T1">$ sudo ln -s /usr/share/java/mysql-connector-java.jar /usr/lib/hive/lib </text:span></text:span></text:p>
        </text:list-item>
      </text:list>
      <text:list xml:id="list586333695" text:continue-list="list77182521" text:style-name="L1">
        <text:list-header>
          <text:p text:style-name="P2"><text:span text:style-name="Example"><text:span text:style-name="T1"/></text:span></text:p>
        </text:list-header>
        <text:list-item>
          <text:p text:style-name="P2"><text:span text:style-name="Example"><text:span text:style-name="T1">Create database MetaStore</text:span></text:span></text:p>
        </text:list-item>
      </text:list>
      <text:p text:style-name="Standard"><text:span text:style-name="Example"><text:span text:style-name="T1"/></text:span></text:p>
      <text:list xml:id="list1281478814" text:style-name="L4">
        <text:list-item>
          <text:p text:style-name="P5"><text:span text:style-name="Example"><text:span text:style-name="T1">$ mysql -u root -p </text:span></text:span></text:p>
        </text:list-item>
        <text:list-item>
          <text:p text:style-name="P5"><text:span text:style-name="Example"><text:span text:style-name="T1">mysql&gt; CREATE DATABASE metastore; </text:span></text:span></text:p>
        </text:list-item>
        <text:list-item>
          <text:p text:style-name="P5"><text:span text:style-name="Example"><text:span text:style-name="T1">mysql&gt; USE metastore; </text:span></text:span></text:p>
        </text:list-item>
        <text:list-item>
          <text:p text:style-name="P5"><text:span text:style-name="Example"><text:span text:style-name="T1">mysql&gt; SOURCE /usr/lib/hive/scripts/metastore/upgrade/mysql/hive-schema-0.10.0.mysql.sql;</text:span></text:span></text:p>
        </text:list-item>
      </text:list>
      <text:p text:style-name="Standard"><text:span text:style-name="Example"><text:span text:style-name="T1"/></text:span></text:p>
      <text:list xml:id="list98652648" text:continue-list="list586333695" text:style-name="L1">
        <text:list-item>
          <text:p text:style-name="P2"><text:span text:style-name="Example"><text:span text:style-name="T1">Create Mysql user for Hive configuration</text:span></text:span></text:p>
        </text:list-item>
      </text:list>
      <text:p text:style-name="Standard"><text:span text:style-name="Example"><text:span text:style-name="T1"/></text:span></text:p>
      <text:list xml:id="list1497759206" text:style-name="L5">
        <text:list-item>
          <text:p text:style-name="P6"><text:span text:style-name="Example"><text:span text:style-name="T1">mysql&gt; CREATE USER 'hive'@'localhost' IDENTIFIED BY 'password'; </text:span></text:span></text:p>
        </text:list-item>
        <text:list-item>
          <text:p text:style-name="P6"><text:span text:style-name="Example"><text:span text:style-name="T1">... </text:span></text:span></text:p>
        </text:list-item>
        <text:list-item>
          <text:p text:style-name="P6"><text:span text:style-name="Example"><text:span text:style-name="T1">mysql&gt; REVOKE ALL PRIVILEGES, GRANT OPTION FROM 'hive'@'localhost'; </text:span></text:span></text:p>
        </text:list-item>
        <text:list-item>
          <text:p text:style-name="P6"><text:span text:style-name="Example"><text:span text:style-name="T1">mysql&gt; GRANT SELECT,INSERT,UPDATE,DELETE,LOCK TABLES,EXECUTE ON metastore.* TO 'hive'@'localhost'; </text:span></text:span></text:p>
        </text:list-item>
        <text:list-item>
          <text:p text:style-name="P6"><text:span text:style-name="Example"><text:span text:style-name="T1">mysql&gt; FLUSH PRIVILEGES; </text:span></text:span></text:p>
        </text:list-item>
        <text:list-item>
          <text:p text:style-name="P6"><text:span text:style-name="Example"><text:span text:style-name="T1">mysql&gt; quit; </text:span></text:span></text:p>
        </text:list-item>
      </text:list>
      <text:p text:style-name="Standard"><text:span text:style-name="Example"><text:span text:style-name="T1"/></text:span></text:p>
      <text:list xml:id="list1281482214" text:continue-list="list98652648" text:style-name="L1">
        <text:list-item>
          <text:p text:style-name="P2"><text:span text:style-name="Example"><text:span text:style-name="T1">Configure Hive</text:span></text:span></text:p>
        </text:list-item>
      </text:list>
      <text:p text:style-name="Standard"><text:span text:style-name="Example"><text:span text:style-name="T1"/></text:span></text:p>
      <text:list xml:id="list1403379167" text:style-name="L6">
        <text:list-item>
          <text:p text:style-name="P7"><text:span text:style-name="Example"><text:span text:style-name="T1">$ sudo vi /etc/hive/conf/hive-site.xml </text:span></text:span></text:p>
        </text:list-item>
      </text:list>
      <text:p text:style-name="Standard"><text:span text:style-name="Example"><text:span text:style-name="T1">&lt;?xml version="1.0" encoding="UTF-8"?&gt;</text:span></text:span></text:p>
      <text:p text:style-name="Standard"><text:span text:style-name="Example"><text:span text:style-name="T1">&lt;configuration&gt;</text:span></text:span></text:p>
      <text:p text:style-name="Standard"><text:span text:style-name="Example"><text:span text:style-name="T1">&lt;property&gt;</text:span></text:span></text:p>
      <text:p text:style-name="Standard"><text:span text:style-name="Example"><text:span text:style-name="T1"><text:s text:c="8"/>&lt;name&gt;javax.jdo.option.ConnectionURL&lt;/name&gt;</text:span></text:span></text:p>
      <text:p text:style-name="Standard"><text:span text:style-name="Example"><text:span text:style-name="T1"><text:s text:c="8"/>&lt;value&gt;jdbc:mysql://localhost/metastore&lt;/value&gt;</text:span></text:span></text:p>
      <text:p text:style-name="Standard"><text:span text:style-name="Example"><text:span text:style-name="T1"><text:s text:c="8"/>&lt;description&gt;the URL of the MySQL database&lt;/description&gt;</text:span></text:span></text:p>
      <text:p text:style-name="Standard"><text:span text:style-name="Example"><text:span text:style-name="T1">&lt;/property&gt;</text:span></text:span></text:p>
      <text:p text:style-name="Standard"><text:span text:style-name="Example"><text:span text:style-name="T1">&lt;property&gt;</text:span></text:span></text:p>
      <text:p text:style-name="Standard"><text:span text:style-name="Example"><text:span text:style-name="T1"><text:s text:c="8"/>&lt;name&gt;javax.jdo.option.ConnectionDriverName&lt;/name&gt;</text:span></text:span></text:p>
      <text:p text:style-name="Standard"><text:span text:style-name="Example"><text:span text:style-name="T1"><text:s text:c="8"/>&lt;value&gt;com.mysql.jdbc.Driver&lt;/value&gt;</text:span></text:span></text:p>
      <text:p text:style-name="Standard"><text:span text:style-name="Example"><text:span text:style-name="T1">&lt;/property&gt;</text:span></text:span></text:p>
      <text:p text:style-name="Standard"><text:span text:style-name="Example"><text:span text:style-name="T1">&lt;property&gt;</text:span></text:span></text:p>
      <text:p text:style-name="Standard"><text:span text:style-name="Example"><text:span text:style-name="T1"><text:s text:c="8"/>&lt;name&gt;javax.jdo.option.ConnectionUserName&lt;/name&gt;</text:span></text:span></text:p>
      <text:p text:style-name="Standard"><text:span text:style-name="Example"><text:span text:style-name="T1"><text:s text:c="8"/>&lt;value&gt;</text:span></text:span><text:span text:style-name="Example"><text:span text:style-name="T2">hive</text:span></text:span><text:span text:style-name="Example"><text:span text:style-name="T1">&lt;/value&gt;</text:span></text:span></text:p>
      <text:p text:style-name="Standard"><text:span text:style-name="Example"><text:span text:style-name="T1">&lt;/property&gt;</text:span></text:span></text:p>
      <text:p text:style-name="Standard"><text:span text:style-name="Example"><text:span text:style-name="T1">&lt;property&gt;</text:span></text:span></text:p>
      <text:p text:style-name="Standard"><text:span text:style-name="Example"><text:span text:style-name="T1"><text:s text:c="8"/>&lt;name&gt;javax.jdo.option.ConnectionPassword&lt;/name&gt;</text:span></text:span></text:p>
      <text:p text:style-name="Standard"><text:span text:style-name="Example"><text:span text:style-name="T1"><text:s text:c="8"/>&lt;value&gt;</text:span></text:span><text:span text:style-name="Example"><text:span text:style-name="T2">password</text:span></text:span><text:span text:style-name="Example"><text:span text:style-name="T1">&lt;/value&gt;</text:span></text:span></text:p>
      <text:p text:style-name="Standard"><text:span text:style-name="Example"><text:span text:style-name="T1">&lt;description&gt;Indicar la contraseña de la bd&lt;/description&gt;</text:span></text:span></text:p>
      <text:p text:style-name="Standard"><text:span text:style-name="Example"><text:span text:style-name="T1">&lt;/property&gt;</text:span></text:span></text:p>
      <text:p text:style-name="Standard"><text:span text:style-name="Example"><text:span text:style-name="T1">&lt;property&gt;</text:span></text:span></text:p>
      <text:p text:style-name="Standard"><text:span text:style-name="Example"><text:span text:style-name="T1"><text:s text:c="8"/>&lt;name&gt;datanucleus.autoCreateSchema&lt;/name&gt;</text:span></text:span></text:p>
      <text:p text:style-name="Standard"><text:span text:style-name="Example"><text:span text:style-name="T1"><text:s text:c="8"/>&lt;value&gt;false&lt;/value&gt;</text:span></text:span></text:p>
      <text:p text:style-name="Standard"><text:span text:style-name="Example"><text:span text:style-name="T1">&lt;/property&gt;</text:span></text:span></text:p>
      <text:p text:style-name="Standard"><text:span text:style-name="Example"><text:span text:style-name="T1">&lt;property&gt;</text:span></text:span></text:p>
      <text:p text:style-name="Standard"><text:span text:style-name="Example"><text:span text:style-name="T1"><text:s text:c="8"/>&lt;name&gt;datanucleus.fixedDatastore&lt;/name&gt;</text:span></text:span></text:p>
      <text:p text:style-name="Standard"><text:span text:style-name="Example"><text:span text:style-name="T1"><text:s text:c="8"/>&lt;value&gt;true&lt;/value&gt;</text:span></text:span></text:p>
      <text:p text:style-name="Standard"><text:span text:style-name="Example"><text:span text:style-name="T1">&lt;/property&gt;</text:span></text:span></text:p>
      <text:p text:style-name="Standard"><text:soft-page-break/><text:span text:style-name="Example"><text:span text:style-name="T1">&lt;property&gt;</text:span></text:span></text:p>
      <text:p text:style-name="Standard"><text:span text:style-name="Example"><text:span text:style-name="T1"><text:s text:c="8"/>&lt;name&gt;datanucleus.autoStartMechanism&lt;/name&gt;</text:span></text:span></text:p>
      <text:p text:style-name="Standard"><text:span text:style-name="Example"><text:span text:style-name="T1"><text:s text:c="8"/>&lt;value&gt;SchemaTable&lt;/value&gt;</text:span></text:span></text:p>
      <text:p text:style-name="Standard"><text:span text:style-name="Example"><text:span text:style-name="T1">&lt;/property&gt;</text:span></text:span></text:p>
      <text:p text:style-name="Standard"><text:span text:style-name="Example"><text:span text:style-name="T1">&lt;property&gt;</text:span></text:span></text:p>
      <text:p text:style-name="Standard"><text:span text:style-name="Example"><text:span text:style-name="T1"><text:s text:c="8"/>&lt;name&gt;hive.metastore.uris&lt;/name&gt;</text:span></text:span></text:p>
      <text:p text:style-name="Standard"><text:span text:style-name="Example"><text:span text:style-name="T1"><text:s text:c="8"/>&lt;value&gt;thrift://127.0.0.1:9083&lt;/value&gt;</text:span></text:span></text:p>
      <text:p text:style-name="Standard"><text:span text:style-name="Example"><text:span text:style-name="T1"><text:s text:c="8"/>&lt;description&gt;IP address (or fully-qualified domain name) and port of the metastore host&lt;/description&gt;</text:span></text:span></text:p>
      <text:p text:style-name="Standard"><text:span text:style-name="Example"><text:span text:style-name="T1">&lt;/property&gt;</text:span></text:span></text:p>
      <text:p text:style-name="Standard"><text:span text:style-name="Example"><text:span text:style-name="T1">&lt;/configuration&gt;</text:span></text:span></text:p>
      <text:p text:style-name="Standard"><text:span text:style-name="Example"><text:span text:style-name="T1"/></text:span></text:p>
      <text:list xml:id="list1497762606" text:continue-list="list1281482214" text:style-name="L1">
        <text:list-item>
          <text:p text:style-name="P2"><text:span text:style-name="Example"><text:span text:style-name="T1">Copy configuration to all nodes</text:span></text:span></text:p>
        </text:list-item>
      </text:list>
      <text:p text:style-name="Standard"><text:span text:style-name="Example"><text:span text:style-name="T1"/></text:span></text:p>
      <text:list xml:id="list1618123441" text:style-name="L7">
        <text:list-item>
          <text:p text:style-name="P8"><text:span text:style-name="Example"><text:span text:style-name="T1">$ for i in </text:span></text:span><text:span text:style-name="Example"><text:span text:style-name="T2">tiger horse monkey</text:span></text:span><text:span text:style-name="Example"><text:span text:style-name="T1">; do sshpass -p 'cloudera' scp /etc/hive/conf/hive-site.xml root@$i:/etc/hive/conf/hive-site.xml; done</text:span></text:span></text:p>
        </text:list-item>
      </text:list>
      <text:p text:style-name="Standard"><text:span text:style-name="Example"><text:span text:style-name="T1"/></text:span></text:p>
      <text:list xml:id="list1403382567" text:continue-list="list1497762606" text:style-name="L1">
        <text:list-item>
          <text:p text:style-name="P2"><text:span text:style-name="Example"><text:span text:style-name="T1">Create path on HFDS for Hive</text:span></text:span></text:p>
        </text:list-item>
      </text:list>
      <text:list xml:id="list784751836" text:style-name="L8">
        <text:list-header>
          <text:p text:style-name="P9"><text:span text:style-name="Example"><text:span text:style-name="T1"/></text:span></text:p>
        </text:list-header>
        <text:list-item>
          <text:p text:style-name="P9"><text:span text:style-name="Example"><text:span text:style-name="T1">sudo -u hdfs hdfs dfs -mkdir /tmp </text:span></text:span></text:p>
        </text:list-item>
        <text:list-item>
          <text:p text:style-name="P9"><text:span text:style-name="Example"><text:span text:style-name="T1">sudo -u hdfs hdfs dfs -chmod 1777 /tmp </text:span></text:span></text:p>
        </text:list-item>
        <text:list-item>
          <text:p text:style-name="P9"><text:span text:style-name="Example"><text:span text:style-name="T1">sudo -u hdfs hdfs dfs -mkdir /user/hive/warehouse </text:span></text:span></text:p>
        </text:list-item>
        <text:list-item>
          <text:p text:style-name="P9"><text:span text:style-name="Example"><text:span text:style-name="T1">sudo -u hdfs hdfs dfs -chmod 1777 /user/hive/warehouse </text:span></text:span></text:p>
        </text:list-item>
        <text:list-item>
          <text:p text:style-name="P9"><text:span text:style-name="Example"><text:span text:style-name="T1">sudo -u hdfs hdfs dfs -ls /user/hive</text:span></text:span></text:p>
          <text:p text:style-name="P9"><text:span text:style-name="Example"><text:span text:style-name="T1"/></text:span></text:p>
        </text:list-item>
      </text:list>
      <text:list xml:id="list1618126841" text:continue-list="list1403382567" text:style-name="L1">
        <text:list-item>
          <text:p text:style-name="P2"><text:span text:style-name="Example"><text:span text:style-name="T1">Start MetaStore</text:span></text:span></text:p>
        </text:list-item>
      </text:list>
      <text:list xml:id="list1035610400" text:style-name="L9">
        <text:list-header>
          <text:p text:style-name="P10"><text:span text:style-name="Example"><text:span text:style-name="T1"/></text:span></text:p>
          <text:p text:style-name="P10"><text:span text:style-name="Example"><text:span text:style-name="T1">$ sudo service hive-metastore restart </text:span></text:span></text:p>
        </text:list-header>
        <text:list-item>
          <text:p text:style-name="P10"><text:span text:style-name="Example"><text:span text:style-name="T1">Start on boot</text:span></text:span></text:p>
          <text:p text:style-name="P10"><text:span text:style-name="Example"><text:span text:style-name="T1">$ sudo chkconfig hive-metastore on</text:span></text:span></text:p>
        </text:list-item>
      </text:list>
      <text:list xml:id="list784755236" text:continue-list="list1618126841" text:style-name="L1">
        <text:list-header>
          <text:p text:style-name="P2"><text:span text:style-name="Example"><text:span text:style-name="T1"/></text:span></text:p>
        </text:list-header>
        <text:list-item>
          <text:p text:style-name="P2"><text:span text:style-name="Example"><text:span text:style-name="T1">Connect to client Hive</text:span></text:span></text:p>
        </text:list-item>
      </text:list>
      <text:p text:style-name="Standard"><text:span text:style-name="Example"><text:span text:style-name="T1"/></text:span></text:p>
      <text:list xml:id="list769962317" text:style-name="L10">
        <text:list-item>
          <text:p text:style-name="P11"><text:span text:style-name="Example"><text:span text:style-name="T1">$ hive </text:span></text:span></text:p>
        </text:list-item>
        <text:list-item>
          <text:p text:style-name="P11"><text:span text:style-name="Example"><text:span text:style-name="T1">hive&gt; SHOW TABLES; </text:span></text:span></text:p>
        </text:list-item>
        <text:list-item>
          <text:p text:style-name="P11"><text:span text:style-name="Example"><text:span text:style-name="T1">hive&gt; quit; </text:span></text:span></text:p>
        </text:list-item>
      </text:list>
      <text:p text:style-name="Standard"><text:span text:style-name="Example"><text:span text:style-name="T1"/></text:span></text:p>
      <text:list xml:id="list1035613800" text:continue-list="list784755236" text:style-name="L1">
        <text:list-item>
          <text:p text:style-name="P2"><text:span text:style-name="Example"><text:span text:style-name="T1">Create metadata from HDFS files</text:span></text:span></text:p>
        </text:list-item>
      </text:list>
      <text:list xml:id="list1552695534" text:style-name="L11">
        <text:list-item>
          <text:p text:style-name="P12"><text:span text:style-name="Example"><text:span text:style-name="T1">$ hive </text:span></text:span></text:p>
        </text:list-item>
        <text:list-item>
          <text:p text:style-name="P12"><text:span text:style-name="Example"><text:span text:style-name="T1">hive&gt; CREATE EXTERNAL TABLE musicbrainz_tracks (trackid INT, releaseid INT, trackname STRING, position INT) ROW FORMAT DELIMITED FIELDS TERMINATED BY '\t' LOCATION '/user/cloudera/musicbrainz_tracks';</text:span></text:span></text:p>
        </text:list-item>
        <text:list-item>
          <text:p text:style-name="P12"><text:span text:style-name="Example"><text:span text:style-name="T1">hive&gt; CREATE EXTERNAL TABLE musicbrainz_releases (id INT, album STRING, artist STRING) ROW FORMAT DELIMITED FIELDS TERMINATED BY '\t' LOCATION '/user/cloudera/musicbrainz_releases';</text:span></text:span></text:p>
          <text:p text:style-name="P12"><text:span text:style-name="Example"><text:span text:style-name="T1"/></text:span></text:p>
        </text:list-item>
      </text:list>
      <text:list xml:id="list769965717" text:continue-list="list1035613800" text:style-name="L1">
        <text:list-item>
          <text:p text:style-name="P2"><text:span text:style-name="Example"><text:span text:style-name="T1">Count records from <text:s/>musicbrainz_tracks</text:span></text:span></text:p>
        </text:list-item>
      </text:list>
      <text:list xml:id="list252653533" text:style-name="L12">
        <text:list-item>
          <text:p text:style-name="P13"><text:span text:style-name="Example"><text:span text:style-name="T1">hive&gt; SELECT COUNT(*) FROM musicbrainz_tracks;</text:span></text:span></text:p>
        </text:list-item>
      </text:list>
      <text:p text:style-name="Standard"><text:span text:style-name="Example"><text:span text:style-name="T1"/></text:span></text:p>
      <text:list xml:id="list1552698934" text:continue-list="list769965717" text:style-name="L1">
        <text:list-item>
          <text:p text:style-name="P2"><text:span text:style-name="Example"><text:span text:style-name="T1">Go to job id given in terminal, for example:</text:span></text:span></text:p>
        </text:list-item>
      </text:list>
      <text:list xml:id="list869888025" text:style-name="L13">
        <text:list-item>
          <text:p text:style-name="P14"><text:span text:style-name="Example"><text:span text:style-name="T1">http://horse:50030/jobdetails.jsp?jobid=job_201410072245_0004</text:span></text:span></text:p>
          <text:p text:style-name="P14"><text:span text:style-name="Example"><text:span text:style-name="T1"/></text:span></text:p>
        </text:list-item>
      </text:list>
      <text:list xml:id="list252656933" text:continue-list="list1552698934" text:style-name="L1">
        <text:list-item>
          <text:p text:style-name="P2"><text:span text:style-name="Example"><text:span text:style-name="T1">Try a JOIN query</text:span></text:span></text:p>
        </text:list-item>
      </text:list>
      <text:list xml:id="list1874366828" text:style-name="L14">
        <text:list-item>
          <text:p text:style-name="P15"><text:span text:style-name="Example"><text:span text:style-name="T1">select t.trackname, t.position, r.album, r.artist from musicbrainz_tracks t JOIN musicbrainz_releases r ON (t.releaseid=r.id) </text:span></text:span><text:span text:style-name="Example"><text:span text:style-name="T2">LIMIT 10</text:span></text:span><text:span text:style-name="Example"><text:span text:style-name="T1">;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Example" style:family="text">
      <style:text-properties style:font-name="DejaVu Sans Mono" style:font-name-asian="Droid Sans Fallback1" style:font-name-complex="FreeSans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9:40:51.986662184</meta:creation-date>
    <meta:editing-duration>PT42M16S</meta:editing-duration>
    <meta:editing-cycles>21</meta:editing-cycles>
    <meta:generator>LibreOffice/3.5$Linux_X86_64 LibreOffice_project/350m1$Build-2</meta:generator>
    <dc:date>2014-10-08T02:49:56</dc:date>
    <dc:creator>david </dc:creator>
    <meta:document-statistic meta:table-count="0" meta:image-count="0" meta:object-count="0" meta:page-count="2" meta:paragraph-count="83" meta:word-count="364" meta:character-count="2919" meta:non-whitespace-character-count="2876"/>
  </office:meta>
</office:document-meta>
</file>